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cm" fo:min-width="8.1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3.6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38cm" fo:min-width="6.43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26cm" fo:min-width="3.876cm"/>
      <style:paragraph-properties style:writing-mode="lr-tb"/>
    </style:style>
    <style:style style:name="gr5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878cm" fo:min-width="9.628cm"/>
      <style:paragraph-properties style:writing-mode="lr-tb"/>
    </style:style>
    <style:style style:name="gr7" style:family="graphic" style:parent-style-name="objectwithoutfill">
      <style:graphic-properties draw:marker-end="Стили_20_стрелок_20_3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Стили_20_стрелок_20_4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96cm" fo:min-width="5.95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96cm" fo:min-width="1.546cm"/>
      <style:paragraph-properties style:writing-mode="lr-tb"/>
    </style:style>
    <style:style style:name="gr11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2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501cm" fo:min-width="3.83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1.5cm" fo:min-width="4.25cm"/>
      <style:paragraph-properties style:writing-mode="lr-tb"/>
    </style:style>
    <style:style style:name="gr15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01cm" fo:min-width="5.01cm"/>
      <style:paragraph-properties style:writing-mode="lr-tb"/>
    </style:style>
    <style:style style:name="gr17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168cm" fo:min-width="7.528cm"/>
      <style:paragraph-properties style:writing-mode="lr-tb"/>
    </style:style>
    <style:style style:name="gr19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20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21" style:family="graphic" style:parent-style-name="objectwithoutfill">
      <style:graphic-properties draw:marker-end="Стили_20_стрелок_20_15" draw:marker-end-width="0.3cm" draw:fill="none" draw:textarea-vertical-align="middle"/>
    </style:style>
    <style:style style:name="gr22" style:family="graphic" style:parent-style-name="objectwithoutfill">
      <style:graphic-properties draw:marker-start="Стили_20_стрелок_20_18" draw:marker-start-width="0.3cm" draw:marker-end="Стили_20_стрелок_20_19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876cm" fo:min-width="4cm"/>
      <style:paragraph-properties style:writing-mode="lr-tb"/>
    </style:style>
    <style:style style:name="gr24" style:family="graphic" style:parent-style-name="objectwithoutfill">
      <style:graphic-properties draw:marker-end="Стили_20_стрелок_20_20" draw:marker-end-width="0.3cm" draw:fill="none" draw:textarea-vertical-align="middl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878cm" fo:min-width="5.128cm"/>
      <style:paragraph-properties style:writing-mode="lr-tb"/>
    </style:style>
    <style:style style:name="gr27" style:family="graphic" style:parent-style-name="objectwithoutfill">
      <style:graphic-properties draw:marker-end="Стили_20_стрелок_20_21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5" draw:id="id5" draw:layer="layout" svg:width="8.84cm" svg:height="1.75cm" svg:x="11cm" svg:y="1cm">
          <text:p text:style-name="P1">Начало программы while.c</text:p>
          <text:p text:style-name="P1">float h, x = 0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4.25cm" svg:height="1.44cm" svg:x="13cm" svg:y="22.093cm">
          <text:p text:style-name="P1">Коне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7.5cm" svg:height="2.25cm" svg:x="12.75cm" svg:y="24.5cm">
          <text:p text:style-name="P1">f(x,h)</text:p>
          <text:p text:style-name="P1">Float f(float x, float h)</text:p>
          <text:p text:style-name="P1">const float eps = h/2;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4" draw:text-style-name="P1" xml:id="id2" draw:id="id2" draw:layer="layout" svg:width="8.75cm" svg:height="2.75cm" svg:x="1cm" svg:y="24.19cm">
          <text:p text:style-name="P1">x &gt; 0.0f - eps &amp;&amp; x &lt;= 1.1f + ep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16.5cm" svg:y1="26.75cm" svg:x2="5.375cm" svg:y2="26.94cm" draw:start-shape="id1" draw:end-shape="id2" draw:end-glue-point="6" svg:d="M16500 26750v692h-11125v-502" svg:viewBox="0 0 11126 693">
          <text:p/>
        </draw:connector>
        <draw:custom-shape draw:style-name="gr6" draw:text-style-name="P1" xml:id="id3" draw:id="id3" draw:layer="layout" svg:width="10.25cm" svg:height="1.25cm" svg:x="0.75cm" svg:y="22.25cm">
          <text:p text:style-name="P1">return cos(x)*exp(sqrt(pow(-x,2)));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1cm" svg:y1="25.565cm" svg:x2="0.75cm" svg:y2="22.875cm" draw:start-shape="id2" draw:start-glue-point="5" draw:end-shape="id3" svg:d="M1000 25565h-751v-2690h501" svg:viewBox="0 0 752 2691">
          <text:p text:style-name="P3">Да</text:p>
        </draw:connector>
        <draw:custom-shape draw:style-name="gr6" draw:text-style-name="P1" xml:id="id14" draw:id="id14" draw:layer="layout" svg:width="10.25cm" svg:height="1.25cm" svg:x="0.75cm" svg:y="14cm">
          <text:p text:style-name="P1">return log(x+1)-sqrt(4-pow(x,2))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line-skew="2.248cm -0.751cm" svg:x1="9.75cm" svg:y1="25.565cm" svg:x2="6cm" svg:y2="21.25cm" draw:start-shape="id2" draw:start-glue-point="7" draw:end-shape="id4" draw:end-glue-point="6" svg:d="M9750 25565h2750v-3595h-6500v-720" svg:viewBox="0 0 6501 4316">
          <text:p text:style-name="P3"/>
        </draw:connector>
        <draw:custom-shape draw:style-name="gr9" draw:text-style-name="P1" xml:id="id6" draw:id="id6" draw:layer="layout" svg:width="10.25cm" svg:height="1.5cm" svg:x="10.25cm" svg:y="3.75cm">
          <text:p text:style-name="P1">Вывод</text:p>
          <text:p text:style-name="P1">printf("введите h&gt; ");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" draw:id="id7" draw:layer="layout" svg:width="3.25cm" svg:height="1.5cm" svg:x="13.75cm" svg:y="6cm">
          <text:p text:style-name="P1">Ввод</text:p>
          <text:p text:style-name="P1">h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2" draw:layer="layout" svg:x1="15.42cm" svg:y1="2.75cm" svg:x2="15.375cm" svg:y2="3.75cm" draw:start-shape="id5" draw:start-glue-point="2" draw:end-shape="id6" draw:end-glue-point="5" svg:d="M15420 2750v501h-45v499" svg:viewBox="0 0 46 1001">
          <text:p/>
        </draw:connector>
        <draw:connector draw:style-name="gr12" draw:text-style-name="P2" draw:layer="layout" svg:x1="15.375cm" svg:y1="5.25cm" svg:x2="15.375cm" svg:y2="6cm" draw:start-shape="id6" draw:start-glue-point="8" draw:end-shape="id7" draw:end-glue-point="5" svg:d="M15375 5250v750" svg:viewBox="0 0 1 751">
          <text:p/>
        </draw:connector>
        <draw:custom-shape draw:style-name="gr13" draw:text-style-name="P1" xml:id="id8" draw:id="id8" draw:layer="layout" svg:width="7.25cm" svg:height="2.75cm" svg:x="11.5cm" svg:y="18.593cm">
          <text:p text:style-name="P1">Конец цикла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3" draw:text-style-name="P1" xml:id="id13" draw:id="id13" draw:layer="layout" svg:width="7.25cm" svg:height="2.75cm" draw:transform="rotate (-3.14159265358979) translate (18.75cm 14.533cm)">
          <text:p text:style-name="P1"/>
          <draw:enhanced-geometry svg:viewBox="0 0 21600 21600" draw:mirror-vertical="false" draw:mirror-horizont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4" draw:text-style-name="P5" xml:id="id11" draw:id="id11" draw:layer="layout" svg:width="4.75cm" svg:height="1.75cm" svg:x="12.75cm" svg:y="12.273cm">
          <text:p text:style-name="P5">Цикл</text:p>
          <text:p text:style-name="P5">x от 0.0 до 1.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15.125cm" svg:y1="21.343cm" svg:x2="15.125cm" svg:y2="22.093cm" draw:start-shape="id8" draw:end-shape="id9" svg:d="M15125 21343v750" svg:viewBox="0 0 1 751">
          <text:p/>
        </draw:connector>
        <draw:custom-shape draw:style-name="gr16" draw:text-style-name="P1" xml:id="id10" draw:id="id10" draw:layer="layout" svg:width="8.75cm" svg:height="2cm" svg:x="10.5cm" svg:y="8.5cm">
          <text:p text:style-name="P1">Вывод</text:p>
          <text:p text:style-name="P1">printf("x\t\tf(x)\n");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7" draw:text-style-name="P2" draw:layer="layout" svg:x1="14.969cm" svg:y1="7.5cm" svg:x2="14.875cm" svg:y2="8.5cm" draw:start-shape="id7" draw:start-glue-point="7" draw:end-shape="id10" draw:end-glue-point="5" svg:d="M14969 7500v501h-94v499" svg:viewBox="0 0 95 1001">
          <text:p/>
        </draw:connector>
        <draw:custom-shape draw:style-name="gr18" draw:text-style-name="P1" xml:id="id12" draw:id="id12" draw:layer="layout" svg:width="12.75cm" svg:height="2.25cm" svg:x="8.75cm" svg:y="15.533cm">
          <text:p text:style-name="P1">Вывод</text:p>
          <text:p text:style-name="P1">printf("%f\t%f\n", x+h, f(x));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9" draw:text-style-name="P2" draw:layer="layout" svg:x1="15.125cm" svg:y1="14.023cm" svg:x2="15.125cm" svg:y2="15.533cm" draw:start-shape="id11" draw:end-shape="id12" svg:d="M15125 14023v1510" svg:viewBox="0 0 1 1511">
          <text:p/>
        </draw:connector>
        <draw:connector draw:style-name="gr20" draw:text-style-name="P2" draw:layer="layout" svg:x1="15.125cm" svg:y1="17.783cm" svg:x2="15.125cm" svg:y2="18.593cm" draw:start-shape="id12" draw:start-glue-point="8" draw:end-shape="id8" draw:end-glue-point="4" svg:d="M15125 17783v810" svg:viewBox="0 0 1 811">
          <text:p/>
        </draw:connector>
        <draw:connector draw:style-name="gr21" draw:text-style-name="P2" draw:layer="layout" svg:x1="14.875cm" svg:y1="10.5cm" svg:x2="15.125cm" svg:y2="11.783cm" draw:start-shape="id10" draw:start-glue-point="8" draw:end-shape="id13" draw:end-glue-point="6" svg:d="M14875 10500v642h250v641" svg:viewBox="0 0 251 1284">
          <text:p/>
        </draw:connector>
        <draw:connector draw:style-name="gr22" draw:text-style-name="P2" draw:layer="layout" draw:line-skew="2.608cm" svg:x1="19.907cm" svg:y1="16.658cm" svg:x2="16.5cm" svg:y2="24.5cm" draw:start-shape="id12" draw:start-glue-point="6" draw:end-shape="id1" svg:d="M19907 16658v7092h-3407v750" svg:viewBox="0 0 3408 7843">
          <text:p/>
        </draw:connector>
        <draw:custom-shape draw:style-name="gr23" draw:text-style-name="P1" xml:id="id4" draw:id="id4" draw:layer="layout" svg:width="9cm" svg:height="2.25cm" svg:x="1.5cm" svg:y="19cm">
          <text:p text:style-name="P1">x &gt;= 1 - eps &amp;&amp; x &lt;= 2 + eps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2" draw:layer="layout" svg:x1="1.5cm" svg:y1="20.125cm" svg:x2="0.75cm" svg:y2="14.625cm" draw:start-shape="id4" draw:start-glue-point="5" draw:end-shape="id14" svg:d="M1500 20125h-1251v-5500h501" svg:viewBox="0 0 1252 5501">
          <text:p text:style-name="P3">Да</text:p>
        </draw:connector>
        <draw:frame draw:style-name="gr25" draw:text-style-name="P6" draw:layer="layout" svg:width="1.75cm" svg:height="0.962cm" svg:x="9.5cm" svg:y="24.75cm">
          <draw:text-box>
            <text:p>Нет</text:p>
          </draw:text-box>
        </draw:frame>
        <draw:custom-shape draw:style-name="gr26" draw:text-style-name="P3" xml:id="id15" draw:id="id15" draw:layer="layout" svg:width="5.75cm" svg:height="1.25cm" svg:x="2.5cm" svg:y="16.25cm">
          <text:p text:style-name="P3">return 0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2" draw:layer="layout" svg:x1="10.5cm" svg:y1="20.125cm" svg:x2="5.375cm" svg:y2="17.5cm" draw:start-shape="id4" draw:start-glue-point="7" draw:end-shape="id15" draw:end-glue-point="2" svg:d="M10500 20125h502v-1874h-5627v-751" svg:viewBox="0 0 5628 2626">
          <text:p/>
        </draw:connector>
        <draw:frame draw:style-name="gr28" draw:text-style-name="P6" draw:layer="layout" svg:width="2.25cm" svg:height="1cm" svg:x="8.75cm" svg:y="18.75cm">
          <draw:text-box>
            <text:p>Нет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09:34:06.706956696</meta:creation-date>
    <dc:date>2024-09-30T11:18:08.640653459</dc:date>
    <meta:editing-duration>PT56M50S</meta:editing-duration>
    <meta:editing-cycles>2</meta:editing-cycles>
    <meta:generator>LibreOffice/7.4.7.2$Linux_X86_64 LibreOffice_project/40$Build-2</meta:generator>
    <meta:document-statistic meta:object-count="30"/>
  </office:meta>
</office:document-meta>
</file>